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dac0" officeooo:paragraph-rsid="0003da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clone <text:s/>…</text:p>
      <text:p text:style-name="P1">cd</text:p>
      <text:p text:style-name="P1">cd ros_ws</text:p>
      <text:p text:style-name="P1">catkin_make</text:p>
      <text:p text:style-name="P1">roscore</text:p>
      <text:p text:style-name="P1"/>
      <text:p text:style-name="P1">source ~/ros_ws/devel/setup.bash</text:p>
      <text:p text:style-name="P1">roslaunch baxter_gazebo baxter_world.launch</text:p>
      <text:p text:style-name="P1"/>
      <text:p text:style-name="P1">source ~/ros_ws/devel/setup.bash</text:p>
      <text:p text:style-name="P1">roslaunch baxter_launch_files baxter_object_grabber_nodes.launch </text:p>
      <text:p text:style-name="P1"/>
      <text:p text:style-name="P1">source ~/ros_ws/devel/setup.bash</text:p>
      <text:p text:style-name="P1">rosrun object_grabber example_object_grabber_action_client </text:p>
      <text:p text:style-name="P1"/>
      <text:p text:style-name="P1"/>
      <text:p text:style-name="P1"/>
      <text:p text:style-name="P1"/>
      <text:p text:style-name="P1"/>
      <text:p text:style-name="P1">source ~/ros_ws/devel/setup.bash</text:p>
      <text:p text:style-name="P1">rosrun baxter_interface joint_trajectory_action_server.p--mode position</text:p>
      <text:p text:style-name="P1"></text:p>
      <text:p text:style-name="P1">source ~/ros_ws/devel/setup.bash</text:p>
      <text:p text:style-name="P1">rosrun baxter_jnt_traj_ctlr_client baxter_jnt_traj_ctlr_client_pre_pose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0:37:47.985026027</meta:creation-date>
    <dc:date>2018-01-29T11:24:54.754440990</dc:date>
    <meta:editing-duration>PT31M5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35" meta:character-count="515" meta:non-whitespace-character-count="488"/>
  </office:meta>
</office:document-meta>
</file>